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Logo" style:family="table">
      <style:table-properties style:width="16.999cm" table:align="margins"/>
    </style:style>
    <style:style style:name="Logo.A" style:family="table-column">
      <style:table-column-properties style:column-width="16.999cm" style:rel-column-width="65535*"/>
    </style:style>
    <style:style style:name="Logo.1" style:family="table-row">
      <style:table-row-properties style:min-row-height="1.877cm"/>
    </style:style>
    <style:style style:name="Logo.A1" style:family="table-cell">
      <style:table-cell-properties fo:background-color="#0084d1" fo:padding="0.097cm" fo:border="0.002cm solid #000000">
        <style:background-image/>
      </style:table-cell-properties>
    </style:style>
    <style:style style:name="Tabelle2" style:family="table">
      <style:table-properties style:width="16.233cm" table:align="right"/>
    </style:style>
    <style:style style:name="Tabelle2.A" style:family="table-column">
      <style:table-column-properties style:column-width="12.037cm"/>
    </style:style>
    <style:style style:name="Tabelle2.B" style:family="table-column">
      <style:table-column-properties style:column-width="1.24cm"/>
    </style:style>
    <style:style style:name="Tabelle2.C" style:family="table-column">
      <style:table-column-properties style:column-width="2.956cm"/>
    </style:style>
    <style:style style:name="Tabelle2.A1" style:family="table-cell">
      <style:table-cell-properties fo:padding="0cm" fo:border="none"/>
    </style:style>
    <style:style style:name="Tabelle1" style:family="table">
      <style:table-properties style:width="16.379cm" table:align="left"/>
    </style:style>
    <style:style style:name="Tabelle1.A" style:family="table-column">
      <style:table-column-properties style:column-width="0.624cm"/>
    </style:style>
    <style:style style:name="Tabelle1.B" style:family="table-column">
      <style:table-column-properties style:column-width="1.536cm"/>
    </style:style>
    <style:style style:name="Tabelle1.C" style:family="table-column">
      <style:table-column-properties style:column-width="12.102cm"/>
    </style:style>
    <style:style style:name="Tabelle1.D" style:family="table-column">
      <style:table-column-properties style:column-width="2.117cm"/>
    </style:style>
    <style:style style:name="Tabelle1.A1" style:family="table-cell">
      <style:table-cell-properties fo:padding="0cm" fo:border-left="none" fo:border-right="none" fo:border-top="none" fo:border-bottom="0.002cm solid #000000"/>
    </style:style>
    <style:style style:name="xtable1" style:family="table">
      <style:table-properties style:width="16.379cm" table:align="left"/>
    </style:style>
    <style:style style:name="xtable1.A" style:family="table-column">
      <style:table-column-properties style:column-width="0.623cm"/>
    </style:style>
    <style:style style:name="xtable1.B" style:family="table-column">
      <style:table-column-properties style:column-width="1.54cm"/>
    </style:style>
    <style:style style:name="xtable1.C" style:family="table-column">
      <style:table-column-properties style:column-width="12.1cm"/>
    </style:style>
    <style:style style:name="xtable1.D" style:family="table-column">
      <style:table-column-properties style:column-width="2.117cm"/>
    </style:style>
    <style:style style:name="xtable1.A1" style:family="table-cell">
      <style:table-cell-properties fo:background-color="transparent" fo:padding="0cm" fo:border="none">
        <style:background-image/>
      </style:table-cell-properties>
    </style:style>
    <style:style style:name="Tabelle3" style:family="table">
      <style:table-properties style:width="16.379cm" table:align="left"/>
    </style:style>
    <style:style style:name="Tabelle3.A" style:family="table-column">
      <style:table-column-properties style:column-width="4.247cm"/>
    </style:style>
    <style:style style:name="Tabelle3.B" style:family="table-column">
      <style:table-column-properties style:column-width="4.249cm"/>
    </style:style>
    <style:style style:name="Tabelle3.C" style:family="table-column">
      <style:table-column-properties style:column-width="5.429cm"/>
    </style:style>
    <style:style style:name="Tabelle3.D" style:family="table-column">
      <style:table-column-properties style:column-width="2.454cm"/>
    </style:style>
    <style:style style:name="Tabelle3.A1" style:family="table-cell">
      <style:table-cell-properties fo:padding="0cm" fo:border-left="none" fo:border-right="none" fo:border-top="0.002cm solid #000000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style:font-name="Tahoma"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Tahoma" fo:font-size="8pt" style:font-size-asian="8pt" style:font-size-complex="8pt"/>
    </style:style>
    <style:style style:name="P4" style:family="paragraph" style:parent-style-name="Table_20_Contents">
      <style:paragraph-properties fo:text-align="end" style:justify-single-word="false"/>
      <style:text-properties style:font-name="Tahoma" fo:font-size="8pt" style:font-size-asian="8pt" style:font-size-complex="8pt"/>
    </style:style>
    <style:style style:name="P5" style:family="paragraph" style:parent-style-name="Table_20_Contents">
      <style:paragraph-properties fo:text-align="start" style:justify-single-word="false"/>
      <style:text-properties style:font-name="Tahoma"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Tahoma" fo:font-size="8pt" fo:font-weight="bold" style:font-size-asian="8pt" style:font-weight-asian="bold" style:font-size-complex="8pt" style:font-weight-complex="bold"/>
    </style:style>
    <style:style style:name="P7" style:family="paragraph" style:parent-style-name="Table_20_Contents">
      <style:text-properties style:font-name="Tahoma" fo:font-size="7pt" style:font-size-asian="7pt" style:font-size-complex="7pt"/>
    </style:style>
    <style:style style:name="P8" style:family="paragraph" style:parent-style-name="Table_20_Contents">
      <style:paragraph-properties fo:text-align="center" style:justify-single-word="false"/>
      <style:text-properties fo:color="#ffffff" style:font-name="Tahoma" fo:font-size="32pt" fo:font-weight="normal" style:font-size-asian="32pt" style:font-weight-asian="normal" style:font-size-complex="32pt" style:font-weight-complex="normal"/>
    </style:style>
    <style:style style:name="P9" style:family="paragraph" style:parent-style-name="Table_20_Contents">
      <style:text-properties style:use-window-font-color="true" style:font-name="Tahoma" fo:font-size="7pt" style:text-underline-style="none" style:font-size-asian="7pt" style:font-size-complex="7pt"/>
    </style:style>
    <style:style style:name="P10" style:family="paragraph" style:parent-style-name="Standard">
      <style:text-properties style:font-name="Tahoma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P11" style:family="paragraph" style:parent-style-name="Standard"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text-properties style:font-name="Tahoma" fo:font-size="7pt" style:font-size-asian="7pt" style:font-size-complex="7pt"/>
    </style:style>
    <style:style style:name="P13" style:family="paragraph" style:parent-style-name="Standard">
      <style:text-properties style:font-name="Tahoma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P14" style:family="paragraph" style:parent-style-name="Standard">
      <style:text-properties style:font-name="Tahoma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text-properties style:font-name="Tahoma" fo:font-size="6pt" fo:font-style="normal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P16" style:family="paragraph" style:parent-style-name="Standard">
      <style:text-properties style:font-name="Tahoma" fo:font-size="8pt" style:font-size-asian="8pt" style:font-size-complex="8pt"/>
    </style:style>
    <style:style style:name="P17" style:family="paragraph" style:parent-style-name="Standard">
      <style:text-properties style:font-name="Tahoma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P18" style:family="paragraph" style:parent-style-name="Standard">
      <style:paragraph-properties fo:text-align="end" style:justify-single-word="false"/>
      <style:text-properties style:font-name="Tahoma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1" style:family="text">
      <style:text-properties style:use-window-font-color="true" style:font-name="Tahoma" fo:font-size="7pt" style:text-underline-style="none" fo:font-weight="normal" style:font-size-asian="7pt" style:font-weight-asian="normal" style:font-size-complex="7pt" style:font-weight-complex="normal"/>
    </style:style>
    <style:style style:name="T2" style:family="text">
      <style:text-properties style:use-window-font-color="true" style:font-name="Tahoma" fo:font-size="7pt" style:text-underline-style="none" fo:font-weight="normal" style:font-name-asian="Wingdings" style:font-size-asian="7pt" style:font-weight-asian="normal" style:font-name-complex="Wingdings" style:font-size-complex="7pt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Logo" table:style-name="Logo">
        <table:table-column table:style-name="Logo.A"/>
        <table:table-row table:style-name="Logo.1">
          <table:table-cell table:style-name="Logo.A1" office:value-type="string">
            <text:p text:style-name="P8">Firmenlogo</text:p>
          </table:table-cell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table:number-rows-spanned="10" office:value-type="string">
            <text:p text:style-name="P11"/>
            <text:p text:style-name="P15">Max Muster – Musterstrasse 21 – 12345 Musterdorf<text:line-break/></text:p>
            <text:p text:style-name="P11"><text:placeholder text:placeholder-type="text">&lt;item.contact.title&gt;</text:placeholder></text:p>
            <text:p text:style-name="P10"><text:span text:style-name="T3"><text:placeholder text:placeholder-type="text">&lt;item.contact.prename&gt;</text:placeholder></text:span><text:span text:style-name="T3"> </text:span><text:span text:style-name="T3"><text:placeholder text:placeholder-type="text">&lt;item.contact.cname&gt;</text:placeholder></text:span></text:p>
            <text:p text:style-name="P11"><text:placeholder text:placeholder-type="text">&lt;item.contact.street&gt;</text:placeholder></text:p>
            <text:p text:style-name="P10"><text:span text:style-name="T3"><text:placeholder text:placeholder-type="text">&lt;item.contact.zip&gt;</text:placeholder></text:span><text:span text:style-name="T3"> </text:span><text:span text:style-name="T3"><text:placeholder text:placeholder-type="text">&lt;item.contact.city&gt;</text:placeholder></text:span></text:p>
          </table:table-cell>
          <table:table-cell table:number-columns-spanned="2" office:value-type="string">
            <text:p text:style-name="P7">Inhaber</text:p>
            <text:p text:style-name="P7">Max Mustermann</text:p>
          </table:table-cell>
          <table:covered-table-cell/>
        </table:table-row>
        <table:table-row>
          <table:covered-table-cell/>
          <table:table-cell table:number-columns-spanned="2" office:value-type="string">
            <text:p text:style-name="P7"/>
            <text:p text:style-name="P7">Musterstrasse 21</text:p>
            <text:p text:style-name="P7">12345 Musterdorf</text:p>
          </table:table-cell>
          <table:covered-table-cell/>
        </table:table-row>
        <table:table-row>
          <table:covered-table-cell/>
          <table:table-cell office:value-type="string">
            <text:p text:style-name="P7"/>
            <text:p text:style-name="P7">Telefon:</text:p>
          </table:table-cell>
          <table:table-cell office:value-type="string">
            <text:p text:style-name="P7"/>
            <text:p text:style-name="P7">0123 12 34 56</text:p>
          </table:table-cell>
        </table:table-row>
        <table:table-row>
          <table:covered-table-cell/>
          <table:table-cell office:value-type="string">
            <text:p text:style-name="P7">Fax:</text:p>
          </table:table-cell>
          <table:table-cell office:value-type="string">
            <text:p text:style-name="P7">0123 12 34 56 7</text:p>
          </table:table-cell>
        </table:table-row>
        <table:table-row>
          <table:covered-table-cell/>
          <table:table-cell office:value-type="string">
            <text:p text:style-name="P7">Email:</text:p>
            <text:p text:style-name="P7">Website</text:p>
          </table:table-cell>
          <table:table-cell office:value-type="string">
            <text:p text:style-name="P9">max@muster-online.de</text:p>
            <text:p text:style-name="P9">www.muster-online.de</text:p>
          </table:table-cell>
        </table:table-row>
        <table:table-row>
          <table:covered-table-cell/>
          <table:table-cell office:value-type="string">
            <text:p text:style-name="P12"/>
          </table:table-cell>
          <table:table-cell office:value-type="string">
            <text:p text:style-name="P7"/>
          </table:table-cell>
        </table:table-row>
        <table:table-row>
          <table:covered-table-cell/>
          <table:table-cell office:value-type="string">
            <text:p text:style-name="P7">Ust-Nr:</text:p>
          </table:table-cell>
          <table:table-cell office:value-type="string">
            <text:p text:style-name="P7">123 1234 123</text:p>
          </table:table-cell>
        </table:table-row>
        <table:table-row>
          <table:covered-table-cell/>
          <table:table-cell office:value-type="string">
            <text:p text:style-name="P7">Ust-Id:</text:p>
          </table:table-cell>
          <table:table-cell office:value-type="string">
            <text:p text:style-name="P7">DE123 456 78</text:p>
          </table:table-cell>
        </table:table-row>
        <table:table-row>
          <table:covered-table-cell/>
          <table:table-cell office:value-type="string">
            <text:p text:style-name="P12"/>
          </table:table-cell>
          <table:table-cell office:value-type="string">
            <text:p text:style-name="P7"/>
          </table:table-cell>
        </table:table-row>
        <table:table-row>
          <table:covered-table-cell/>
          <table:table-cell office:value-type="string">
            <text:p text:style-name="P12">Datum</text:p>
          </table:table-cell>
          <table:table-cell office:value-type="string">
            <text:p text:style-name="P13"><text:placeholder text:placeholder-type="text">&lt;item.dateadded&gt;</text:placeholder></text:p>
          </table:table-cell>
        </table:table-row>
      </table:table>
      <text:p text:style-name="Standard"/>
      <text:p text:style-name="P11"/>
      <text:p text:style-name="P14">A n g e b o t <text:s text:c="2"/><text:placeholder text:placeholder-type="text">&lt;item.cnumber&gt;</text:placeholder></text:p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6">Pos</text:p>
          </table:table-cell>
          <table:table-cell table:style-name="Tabelle1.A1" office:value-type="string">
            <text:p text:style-name="P6">Anzahl</text:p>
          </table:table-cell>
          <table:table-cell table:style-name="Tabelle1.A1" office:value-type="string">
            <text:p text:style-name="P6">Beschreibung</text:p>
          </table:table-cell>
          <table:table-cell table:style-name="Tabelle1.A1" office:value-type="string">
            <text:p text:style-name="P6">Netto-Preis</text:p>
          </table:table-cell>
        </table:table-row>
      </table:table>
      <text:p text:style-name="Standard"/>
      <table:table table:name="xtable1" table:style-name="xtable1">
        <table:table-column table:style-name="xtable1.A"/>
        <table:table-column table:style-name="xtable1.B"/>
        <table:table-column table:style-name="xtable1.C"/>
        <table:table-column table:style-name="xtable1.D"/>
        <table:table-row>
          <table:table-cell table:style-name="xtable1.A1" office:value-type="string">
            <text:p text:style-name="P3"/>
          </table:table-cell>
          <table:table-cell table:style-name="xtable1.A1" office:value-type="string">
            <text:p text:style-name="P3"/>
          </table:table-cell>
          <table:table-cell table:style-name="xtable1.A1" office:value-type="string">
            <text:p text:style-name="P5"/>
          </table:table-cell>
          <table:table-cell table:style-name="xtable1.A1" office:value-type="string">
            <text:p text:style-name="P4"/>
          </table:table-cell>
        </table:table-row>
        <table:table-row>
          <table:table-cell table:style-name="xtable1.A1" office:value-type="string">
            <text:p text:style-name="P3"/>
          </table:table-cell>
          <table:table-cell table:style-name="xtable1.A1" office:value-type="string">
            <text:p text:style-name="P3"/>
          </table:table-cell>
          <table:table-cell table:style-name="xtable1.A1" office:value-type="string">
            <text:p text:style-name="P2"/>
          </table:table-cell>
          <table:table-cell table:style-name="xtable1.A1" office:value-type="string">
            <text:p text:style-name="P4"/>
          </table:table-cell>
        </table:table-row>
      </table:table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17"/>
          </table:table-cell>
          <table:table-cell table:style-name="Tabelle3.A1" office:value-type="string">
            <text:p text:style-name="P17"/>
          </table:table-cell>
          <table:table-cell table:style-name="Tabelle3.A1" office:value-type="string">
            <text:p text:style-name="P18">Nettogesamtbetrag </text:p>
          </table:table-cell>
          <table:table-cell table:style-name="Tabelle3.A1" office:value-type="string">
            <text:p text:style-name="P18"><text:placeholder text:placeholder-type="text">&lt;item.netvaluef&gt;</text:placeholder></text:p>
          </table:table-cell>
        </table:table-row>
      </table:table>
      <text:p text:style-name="Standard"/>
      <text:p text:style-name="P16">Die oben aufgeführten Positionen werden gemäß unserer allgemeinen Geschäftsbedingungen </text:p>
      <text:p text:style-name="P16">zu einem späteren Zeitpunkt abgerechnet. Die Nettopreise dienen nur zu Ihrer Kontrol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use-window-font-color="true" style:font-name="Tahoma" fo:font-size="7pt" style:text-underline-style="none" fo:font-weight="normal" style:font-size-asian="7pt" style:font-weight-asian="normal" style:font-size-complex="7pt" style:font-weight-complex="normal"/>
    </style:style>
    <style:style style:name="MT2" style:family="text">
      <style:text-properties style:use-window-font-color="true" style:font-name="Tahoma" fo:font-size="7pt" style:text-underline-style="none" fo:font-weight="normal" style:font-name-asian="Wingdings" style:font-size-asian="7pt" style:font-weight-asian="normal" style:font-name-complex="Wingdings" style:font-size-complex="7pt" style:font-weight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Max Muster </text:span><text:span text:style-name="MT2"></text:span><text:span text:style-name="MT1"> Musterstrasse 21 </text:span><text:span text:style-name="MT2"></text:span><text:span text:style-name="MT1">12345 Musterdorf </text:span><text:span text:style-name="MT2"> </text:span><text:span text:style-name="MT1">Tel. 0123 12 34 56 </text:span><text:span text:style-name="MT2"></text:span><text:span text:style-name="MT1">Fax 0123 12 34 56 7 </text:span><text:span text:style-name="MT2"></text:span><text:span text:style-name="MT1">eMail: max@muster-online.de </text:span><text:span text:style-name="MT2">Web </text:span><text:span text:style-name="MT1">www.muster-online.de <text:s/>Musterbank eG </text:span><text:span text:style-name="MT2"></text:span><text:span text:style-name="MT1">BLZ 123 456 78 </text:span><text:span text:style-name="MT2"></text:span><text:span text:style-name="MT1">Konto 123 456 78 </text:span><text:span text:style-name="MT2"></text:span><text:span text:style-name="MT1">IBAN 12345678 </text:span><text:span text:style-name="MT2"></text:span><text:span text:style-name="MT1">Swift DE1234567890 </text:span><text:span text:style-name="MT2">Gerichtsstand Musterdorf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3T12:45:32.37</meta:creation-date>
    <dc:date>2009-09-18T20:36:56.31</dc:date>
    <meta:editing-duration>PT01H15M16S</meta:editing-duration>
    <meta:editing-cycles>24</meta:editing-cycles>
    <meta:generator>OpenOffice.org/3.1$Win32 OpenOffice.org_project/310m11$Build-9399</meta:generator>
    <meta:document-statistic meta:table-count="5" meta:image-count="0" meta:object-count="0" meta:page-count="1" meta:paragraph-count="34" meta:word-count="130" meta:character-count="910"/>
  </office:meta>
</office:document-meta>
</file>